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Hydrogen Atom</text:p>
      <text:p text:style-name="Standard"><text:tab/>Electron orbital velocity</text:p>
      <text:p text:style-name="Standard"><text:tab/>principal quantum number</text:p>
      <text:p text:style-name="Standard"><text:tab/>Spectroscopic Notation</text:p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5.8272in" fo:page-height="8.268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9T20:09:04.929098064</meta:creation-date>
    <meta:generator>LibreOffice/7.5.9.2$Linux_X86_64 LibreOffice_project/50$Build-2</meta:generator>
    <dc:date>2024-05-09T22:25:52.236374451</dc:date>
    <meta:editing-duration>PT1M1S</meta:editing-duration>
    <meta:editing-cycles>2</meta:editing-cycles>
    <meta:document-statistic meta:table-count="0" meta:image-count="0" meta:object-count="0" meta:page-count="1" meta:paragraph-count="4" meta:word-count="10" meta:character-count="87" meta:non-whitespace-character-count="78"/>
  </office:meta>
</office:document-meta>
</file>